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8.599cm"/>
    </style:style>
    <style:style style:name="Tabla2.B" style:family="table-column">
      <style:table-column-properties style:column-width="8.99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paragraph-rsid="00235d48"/>
    </style:style>
    <style:style style:name="P2" style:family="paragraph" style:parent-style-name="Table_20_Contents">
      <style:paragraph-properties fo:text-align="justify" style:justify-single-word="false"/>
      <style:text-properties officeooo:rsid="00235d48" officeooo:paragraph-rsid="00235d4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35d48" officeooo:paragraph-rsid="00235d48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235d48" officeooo:paragraph-rsid="00235d4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254dc7" officeooo:paragraph-rsid="00254dc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54dc7" officeooo:paragraph-rsid="00254dc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67f5e" officeooo:paragraph-rsid="00267f5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dc7" officeooo:paragraph-rsid="00254dc7"/>
    </style:style>
    <style:style style:name="P9" style:family="paragraph" style:parent-style-name="Table_20_Contents">
      <style:paragraph-properties fo:text-align="center" style:justify-single-word="false"/>
      <style:text-properties officeooo:rsid="00267f5e" officeooo:paragraph-rsid="00267f5e"/>
    </style:style>
    <style:style style:name="P10" style:family="paragraph" style:parent-style-name="Table_20_Contents">
      <style:paragraph-properties fo:text-align="justify" style:justify-single-word="false"/>
      <style:text-properties officeooo:rsid="00267f5e" officeooo:paragraph-rsid="00267f5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2a0767"/>
    </style:style>
    <style:style style:name="P14" style:family="paragraph" style:parent-style-name="Text_20_body">
      <style:text-properties officeooo:rsid="00230fd9" officeooo:paragraph-rsid="00230fd9"/>
    </style:style>
    <style:style style:name="P15" style:family="paragraph" style:parent-style-name="Text_20_body">
      <style:text-properties officeooo:paragraph-rsid="00230fd9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254dc7" officeooo:paragraph-rsid="00254dc7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254dc7" officeooo:paragraph-rsid="00254dc7" style:font-name-asian="Noto Serif CJK SC" style:font-size-asian="14pt" style:font-weight-asian="normal" style:font-name-complex="Lohit Devanagari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245e3e" officeooo:paragraph-rsid="002a0767" style:font-style-asian="normal" style:font-style-complex="norm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67f5e" officeooo:paragraph-rsid="00267f5e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81696" officeooo:paragraph-rsid="00281696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rsid="00281696" officeooo:paragraph-rsid="00281696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281696" officeooo:paragraph-rsid="00281696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 officeooo:rsid="00281696" officeooo:paragraph-rsid="00281696" style:font-weight-asian="normal" style:font-weight-complex="normal"/>
    </style:style>
    <style:style style:name="P24" style:family="paragraph" style:parent-style-name="Table">
      <style:text-properties fo:font-style="normal" officeooo:rsid="00245e3e" officeooo:paragraph-rsid="002a0767" style:font-style-asian="normal" style:font-style-complex="normal"/>
    </style:style>
    <style:style style:name="P25" style:family="paragraph" style:parent-style-name="Heading_20_3">
      <style:paragraph-properties fo:text-align="justify" style:justify-single-word="false"/>
      <style:text-properties fo:font-size="12pt" fo:font-weight="normal" officeooo:rsid="00230fd9" officeooo:paragraph-rsid="00230fd9" style:font-size-asian="12pt" style:font-weight-asian="normal" style:font-size-complex="12pt" style:font-weight-complex="normal"/>
    </style:style>
    <style:style style:name="P26" style:family="paragraph" style:parent-style-name="Heading_20_3">
      <style:text-properties officeooo:rsid="0020ef06" officeooo:paragraph-rsid="0020ef06"/>
    </style:style>
    <style:style style:name="P27" style:family="paragraph" style:parent-style-name="Heading_20_3">
      <style:paragraph-properties fo:text-align="justify" style:justify-single-word="false"/>
    </style:style>
    <style:style style:name="P28" style:family="paragraph" style:parent-style-name="Heading_20_3">
      <style:paragraph-properties fo:text-align="justify" style:justify-single-word="false"/>
      <style:text-properties fo:font-style="normal" fo:font-weight="bold" officeooo:rsid="00286353" officeooo:paragraph-rsid="00254dc7" style:font-style-asian="normal" style:font-weight-asian="bold" style:font-style-complex="normal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2a0767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paragraph-rsid="002a0767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2a0767"/>
    </style:style>
    <style:style style:name="P3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P3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P34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fd9" style:font-weight-asian="bold" style:font-weight-complex="bold"/>
    </style:style>
    <style:style style:name="T3" style:family="text">
      <style:text-properties fo:font-weight="bold" officeooo:rsid="00235d48" style:font-weight-asian="bold" style:font-weight-complex="bold"/>
    </style:style>
    <style:style style:name="T4" style:family="text">
      <style:text-properties fo:font-weight="bold" officeooo:rsid="00286353" style:font-weight-asian="bold" style:font-weight-complex="bold"/>
    </style:style>
    <style:style style:name="T5" style:family="text">
      <style:text-properties officeooo:rsid="00230fd9"/>
    </style:style>
    <style:style style:name="T6" style:family="text">
      <style:text-properties officeooo:rsid="0023379e"/>
    </style:style>
    <style:style style:name="T7" style:family="text">
      <style:text-properties officeooo:rsid="00235d4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5d48" style:font-weight-asian="normal" style:font-weight-complex="normal"/>
    </style:style>
    <style:style style:name="T10" style:family="text">
      <style:text-properties fo:font-weight="normal" officeooo:rsid="00254dc7" style:font-weight-asian="normal" style:font-weight-complex="normal"/>
    </style:style>
    <style:style style:name="T11" style:family="text">
      <style:text-properties style:font-name="Liberation Serif" fo:font-size="14pt" fo:font-weight="bold" style:font-name-asian="Noto Serif CJK SC" style:font-size-asian="14pt" style:font-weight-asian="bold" style:font-name-complex="Lohit Devanagari" style:font-size-complex="14pt" style:font-weight-complex="bold"/>
    </style:style>
    <style:style style:name="T12" style:family="text">
      <style:text-properties style:font-name="Liberation Serif" fo:font-size="14pt" style:font-name-asian="Noto Serif CJK SC" style:font-size-asian="14pt" style:font-name-complex="Lohit Devanagari" style:font-size-complex="14pt"/>
    </style:style>
    <style:style style:name="T13" style:family="text">
      <style:text-properties officeooo:rsid="00267f5e"/>
    </style:style>
    <style:style style:name="T14" style:family="text">
      <style:text-properties officeooo:rsid="0025f6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El sistema operativo linux se diseño para trabajo colaborativo en la red por lo que la seguridad tiene una importancia relevante pues muchos usuarios podrán accesar al software y hardware que se gestionan en estos ordenadores.</text:h>
      <text:h text:style-name="P26" text:outline-level="3">Niveles de usuarios</text:h>
      <text:p text:style-name="P14">En el sistema operativo Linux los permisos o facultades de los usuarios se pueden definir en tres niveles que son los siguientes.</text:p>
      <text:p text:style-name="P15">- <text:span text:style-name="T2">Propietario</text:span><text:span text:style-name="T5">. Es el usuario que crea un archivo o carpeta en su directorio de trabajo </text:span><text:span text:style-name="T6">o cualquier otro directorio sobre el cual tenga derechos.</text:span></text:p>
      <text:p text:style-name="P15">- <text:span text:style-name="T2">Grupo.</text:span><text:span text:style-name="T5"> </text:span><text:span text:style-name="T7">Cada usuario puede pertenecer a un grupo de trabajo, por lo que cuando se gestiona un grupo se gestionan todos los usuarios que forman parte de él. </text:span></text:p>
      <text:p text:style-name="P15">- <text:span text:style-name="T2">Otros. </text:span><text:span text:style-name="T9">Son aquellos que no son propietarios y tampoco pertenecen a un grupo de trabajo.</text:span></text:p>
      <text:p text:style-name="P15"/>
      <text:h text:style-name="P27" text:outline-level="3">Tipos de permisos</text:h>
      <text:p text:style-name="P12">Existen 3 tipos de permisos <text:span text:style-name="T7">aplicables para los archivos y los directorios</text:span>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Permisos para archivos</text:p>
          </table:table-cell>
          <table:table-cell table:style-name="Tabla2.B1" office:value-type="string">
            <text:p text:style-name="P3">Permisos para directorios</text:p>
          </table:table-cell>
        </table:table-row>
        <table:table-row>
          <table:table-cell table:style-name="Tabla2.A2" office:value-type="string">
            <text:p text:style-name="P2"><text:span text:style-name="T1">Lectura:</text:span> permite visualizar el contenido del archivo.</text:p>
          </table:table-cell>
          <table:table-cell table:style-name="Tabla2.B2" office:value-type="string">
            <text:p text:style-name="P1"><text:span text:style-name="T3">Lectura: </text:span><text:span text:style-name="T10">p</text:span><text:span text:style-name="T9">ermite visualizar el contenido de los directorios y sus archivos</text:span></text:p>
          </table:table-cell>
        </table:table-row>
        <table:table-row>
          <table:table-cell table:style-name="Tabla2.A2" office:value-type="string">
            <text:p text:style-name="P4">Escritura: <text:span text:style-name="T10">permite modificar el contenido del archivo y también se pueden modificar los permisos del archivo.</text:span></text:p>
          </table:table-cell>
          <table:table-cell table:style-name="Tabla2.B2" office:value-type="string">
            <text:p text:style-name="P5">Escritura: <text:span text:style-name="T8">permite crear o eliminar archivos o directorios dentro del directorio.</text:span></text:p>
          </table:table-cell>
        </table:table-row>
        <table:table-row>
          <table:table-cell table:style-name="Tabla2.A2" office:value-type="string">
            <text:p text:style-name="P5">Ejecución: <text:span text:style-name="T8">permite ejecutar el archivo como si se tratara de un programa ejecutable.</text:span></text:p>
          </table:table-cell>
          <table:table-cell table:style-name="Tabla2.B2" office:value-type="string">
            <text:p text:style-name="P5">Ejecución: <text:span text:style-name="T8">Permite entrar al directorio.</text:span></text:p>
          </table:table-cell>
        </table:table-row>
      </table:table>
      <text:p text:style-name="P12"/>
      <text:h text:style-name="P28" text:outline-level="3"/>
      <text:p text:style-name="P22">Referencias:</text:p>
      <text:p text:style-name="P23">Permisos y derechos en Linux, blog.desdelinux.net/permisos-y-derechos-en-linux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22:57.700964663</meta:creation-date>
    <dc:date>2021-04-28T01:33:24.929894618</dc:date>
    <meta:editing-duration>PT9M31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1" meta:paragraph-count="18" meta:word-count="222" meta:character-count="1434" meta:non-whitespace-character-count="1229"/>
  </office:meta>
</office:document-meta>
</file>